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fTitre_20_Chapitre">
      <loext:graphic-properties draw:fill-gradient-name="gradient" draw:fill-hatch-name="hatch"/>
      <style:paragraph-properties fo:text-align="center" style:justify-single-word="false" fo:padding="0cm" fo:border="none"/>
      <style:text-properties fo:font-size="60pt" officeooo:paragraph-rsid="00ac8695" style:font-size-asian="60pt" style:font-size-complex="60pt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 fo:padding="0cm" fo:border="none"/>
      <style:text-properties fo:text-transform="uppercase" style:text-position="super 58%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P3" style:family="paragraph" style:parent-style-name="tfTitre_20_Chapitre">
      <loext:graphic-properties draw:fill-gradient-name="gradient" draw:fill-hatch-name="hatch"/>
      <style:paragraph-properties fo:text-align="center" style:justify-single-word="false" fo:padding="0cm" fo:border="none"/>
      <style:text-properties fo:text-transform="uppercase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P4" style:family="paragraph" style:parent-style-name="tfTitre_20_Chapitre" style:master-page-name="Right_20_Page">
      <loext:graphic-properties draw:fill-gradient-name="gradient" draw:fill-hatch-name="hatch"/>
      <style:paragraph-properties fo:text-align="center" style:justify-single-word="false" style:page-number="auto" fo:padding="0cm" fo:border="none"/>
      <style:text-properties fo:text-transform="uppercase" style:text-position="super 58%" style:font-name="Arial" fo:font-size="60pt" style:text-underline-style="none" fo:font-weight="bold" officeooo:rsid="00ac8695" officeooo:paragraph-rsid="00ac8695" style:font-size-asian="60pt" style:font-weight-asian="bold" style:font-size-complex="60pt" style:font-weight-complex="bold"/>
    </style:style>
    <style:style style:name="T1" style:family="text">
      <style:text-properties fo:text-transform="uppercase" style:font-name="Arial" style:text-underline-style="none" fo:font-weight="bold" officeooo:rsid="00acfae4" style:font-weight-asian="bold" style:font-weight-complex="bold"/>
    </style:style>
    <style:style style:name="T2" style:family="text">
      <style:text-properties fo:text-transform="uppercase" style:text-position="super 58%" style:font-name="Arial" style:text-underline-style="none" fo:font-weight="bold" officeooo:rsid="00ac869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8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40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ocabulaire" style:family="text">
      <style:text-properties fo:color="#158466" loext:opacity="100%" fo:font-size="18pt" fo:font-weight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4H6M22S</meta:editing-duration>
    <meta:editing-cycles>142</meta:editing-cycles>
    <meta:generator>LibreOffice/7.3.7.2$Linux_X86_64 LibreOffice_project/30$Build-2</meta:generator>
    <meta:initial-creator>Véronique et Thibaud FONTANET</meta:initial-creator>
    <dc:date>2025-09-02T07:59:35.188782719</dc:date>
    <meta:print-date>2015-03-21T18:42:51.093000000</meta:print-date>
    <meta:document-statistic meta:table-count="0" meta:image-count="0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